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2c5" officeooo:paragraph-rsid="0010b2c5"/>
    </style:style>
    <style:style style:name="P2" style:family="paragraph" style:parent-style-name="Standard">
      <style:text-properties officeooo:rsid="0012625c" officeooo:paragraph-rsid="0012625c"/>
    </style:style>
    <style:style style:name="P3" style:family="paragraph" style:parent-style-name="Standard">
      <style:text-properties officeooo:rsid="0012c1a0" officeooo:paragraph-rsid="0012c1a0"/>
    </style:style>
    <style:style style:name="P4" style:family="paragraph" style:parent-style-name="Standard">
      <style:text-properties officeooo:rsid="00133e80" officeooo:paragraph-rsid="00133e80"/>
    </style:style>
    <style:style style:name="P5" style:family="paragraph" style:parent-style-name="Standard">
      <style:text-properties officeooo:rsid="0014c7fb" officeooo:paragraph-rsid="0014c7fb"/>
    </style:style>
    <style:style style:name="P6" style:family="paragraph" style:parent-style-name="Standard">
      <style:text-properties officeooo:rsid="0016c1ee" officeooo:paragraph-rsid="0016c1ee"/>
    </style:style>
    <style:style style:name="P7" style:family="paragraph" style:parent-style-name="Standard">
      <style:text-properties officeooo:rsid="001b1692" officeooo:paragraph-rsid="001b1692"/>
    </style:style>
    <style:style style:name="P8" style:family="paragraph" style:parent-style-name="Standard">
      <style:text-properties officeooo:rsid="001bdcb0" officeooo:paragraph-rsid="001bdcb0"/>
    </style:style>
    <style:style style:name="P9" style:family="paragraph" style:parent-style-name="Standard">
      <style:text-properties officeooo:rsid="001cba73" officeooo:paragraph-rsid="001cba73"/>
    </style:style>
    <style:style style:name="P10" style:family="paragraph" style:parent-style-name="Standard">
      <style:text-properties officeooo:rsid="001d9d7f" officeooo:paragraph-rsid="001d9d7f"/>
    </style:style>
    <style:style style:name="P11" style:family="paragraph" style:parent-style-name="Standard">
      <style:text-properties officeooo:rsid="001e3352" officeooo:paragraph-rsid="001e3352"/>
    </style:style>
    <style:style style:name="P12" style:family="paragraph" style:parent-style-name="Standard">
      <style:text-properties officeooo:rsid="001ed905" officeooo:paragraph-rsid="001ed905"/>
    </style:style>
    <style:style style:name="T1" style:family="text">
      <style:text-properties officeooo:rsid="00133e80"/>
    </style:style>
    <style:style style:name="T2" style:family="text">
      <style:text-properties officeooo:rsid="0014c7fb"/>
    </style:style>
    <style:style style:name="T3" style:family="text">
      <style:text-properties officeooo:rsid="0016c1ee"/>
    </style:style>
    <style:style style:name="T4" style:family="text">
      <style:text-properties officeooo:rsid="00189091"/>
    </style:style>
    <style:style style:name="T5" style:family="text">
      <style:text-properties officeooo:rsid="001d9d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bility-test Håkan (första testet!) 2018-04-24 14:10</text:p>
      <text:p text:style-name="P1"/>
      <text:p text:style-name="P1"># HUR STRUKTURERAR VI ANTECKNINGAR?</text:p>
      <text:p text:style-name="P1"/>
      <text:p text:style-name="P1">0. Okej att filma?</text:p>
      <text:p text:style-name="P1"/>
      <text:p text:style-name="P2">NEJ</text:p>
      <text:p text:style-name="P2"><text:line-break/># Hur spelar vi in? Hur gör vi det fullständigt anonymt i så fall?</text:p>
      <text:p text:style-name="P1"/>
      <text:p text:style-name="P1">1. Hur ser en typisk lektion ut för dig och vilka verktyg, metoder och strategier brukar du använda?</text:p>
      <text:p text:style-name="P1"/>
      <text:p text:style-name="P2"># Lägg till vilket ämne de undervisar i!</text:p>
      <text:p text:style-name="P2"/>
      <text:p text:style-name="P2">Har bara Ma 3c, förutom de som hen har som resurselever. 3 timmar långa, en gång i veckan. 3 pass i två raster inbakat, raster på ca 10 min var.</text:p>
      <text:p text:style-name="P2"/>
      <text:p text:style-name="P2">Verktyg?</text:p>
      <text:p text:style-name="P2"/>
      <text:p text:style-name="P2">För det mesta finns det TI-82, dvs grafräknare. Elever använder det i första hand, men behöver ofta visa det. Personligen använder hen projektorn och datorn så mycket hen kan. Närvaro använder iPad. Tavlan om hen ska lösa en uppgift eller hålla en genomgång. Tavlan för genomgångar som inte är digitalt förberedda.</text:p>
      <text:p text:style-name="P2"/>
      <text:p text:style-name="P3">Strategi, metod, rutin för planering?</text:p>
      <text:p text:style-name="P3"/>
      <text:p text:style-name="P3">Kollar igenom sidorna i boken så att hen vet vad eleverna kommer stöta på. Kan använda material därifrån för att hålla genomgångar också. Ibland kollar på Internet, men svårt att hitta relevant material som knyter an tydligt.</text:p>
      <text:p text:style-name="P1"/>
      <text:p text:style-name="P3">Hur använder ni matteboken?</text:p>
      <text:p text:style-name="P3"/>
      <text:p text:style-name="P3">Elever har med sig matteboken är det tänkt, men vissa elever har inte alltid med sig. Då har hen med sig extra matteböcker.</text:p>
      <text:p text:style-name="P3"/>
      <text:p text:style-name="P3">Lektioner utan mattebok?</text:p>
      <text:p text:style-name="P3"/>
      <text:p text:style-name="P3">Eftersom 3 timmar långt är det sällan utan mattebok, men det har hänt att hen har förberett att en del av lektionen är annorlunda, ex. grupparbete för gränsvärden istället för att fokusera på boken; mindre tid i boken då.</text:p>
      <text:p text:style-name="P3"/>
      <text:p text:style-name="P4">2.0 Kolla material på Kleindagarna-sidan. Välj ett, men klicka inte på det ännu.</text:p>
      <text:p text:style-name="P4"/>
      <text:p text:style-name="P4">Sökte efter trigonometri men hittade inget. Letar sedan efter talföljder, eftersom ”en ofta stöter på det” och undrar ifall det finns något nytt. Finans[matematik] lät tråkigt.</text:p>
      <text:p text:style-name="P4"/>
      <text:p text:style-name="P4">Valde talföljd av Johan Wästlund, 2017, augusti. Ofta ett ämne som hen behöver prata med elever om, och är nyfiken om det finns ett nytt perspektiv som hen kan snappa upp.</text:p>
      <text:p text:style-name="P1"/>
      <text:p text:style-name="P1">2.<text:span text:style-name="T1">1</text:span> Visa och kolla igenom materialet. Reaktioner?</text:p>
      <text:p text:style-name="P1"/>
      <text:p text:style-name="P4"><text:soft-page-break/>Kollar på förstasidan. Spontant så känns det som ett väldigt specifikt exempel. Trodde det skulle vara mer ”smack in” på ett material, ville hoppa över introduktionen i början, kändes som något som en läser om en vill veta mer om materialet eller dyka djupare in. Känns mycket som en powerpoint, och att det kan vara infon som en möter eleverna med. Hoppar vidare till ”explain”.</text:p>
      <text:p text:style-name="P4"/>
      <text:p text:style-name="P4">Som lärare känns det som att hen inte förväntas att arbeta om materialet, utan förväntas använda det ”rakt av”.</text:p>
      <text:p text:style-name="P4"/>
      <text:p text:style-name="P4">Kollar på Explain-sidan. Känner att hen inte får ut en förklaring från ekvationen som visas, känns som att det är bara är en lösning som slängs på henom. Skulle undra som elev vad alla siffror kommer ifrån. Känns inte som en förklaring utan som att en bara ger ett svar.</text:p>
      <text:p text:style-name="P4"/>
      <text:p text:style-name="P4">Känner till 5E-modellen. <text:span text:style-name="T2">Hade visat för eleverna vad en kommer gå igenom i ordning, dvs ”först går vi igenom explain, sedan explore”, etc. Blev förvånad att explore dök upp igen, förväntade sig att de skulle komma i ”klassisk” 5E-ordning.</text:span></text:p>
      <text:p text:style-name="P4"/>
      <text:p text:style-name="P5">Kollar igenom Galtonbräda-sidan, undrar ifall punkterna har att göra med Galtonbräda-länken. Går in på Galtonbräda-länken. Har inte Flash så kan inte kolla på videon, men ser vad det ska föreställa. Går tillbaka till materialet. Hittade sedan vad ”nivå 2”, etc, betyder, dvs träddiagrammet; var osäker på vad det betydde först.</text:p>
      <text:p text:style-name="P5"/>
      <text:p text:style-name="P5">Funderar på meningen med explore-frågorna. <text:span text:style-name="T3">Nivåerna förklarar inte så väl som hen vill att det ska göra. Hittar en felstavning. </text:span></text:p>
      <text:p text:style-name="P1"/>
      <text:p text:style-name="P1">3. Hur skulle du vilja använda materialet i en lektion?</text:p>
      <text:p text:style-name="P1"/>
      <text:p text:style-name="P6">Måste titta igenom det innan, det ser ut som att en ska kunna ”slänga upp det” och en vet vad en ska säga, men känns som att det är på en så pass nivå att det är svårt för eleverna att förstå, måste troligtvis komplettera med något. Hen tror att kompletterande förklaringen skulle kanske förstöra ”explore”-andet, men tror många elever inte skulle förstå tillräckligt mycket för att kunna explore-a. Kanske om hen hade använt Plinko-probability-animationerna (Flash-sidan) hade eleverna fått lite mer ”kött på benen”. <text:span text:style-name="T4">Osäker på vilken mattekurs materialet är till för. Hade velat ha den informationen tydligare eftersom hen gärna ”ville” hoppa över den, förslagsvis på hemsidan så hen visste om det är ett material som är relevant, dvs på rätt nivå för eleverna. Speciellt eftersom att hen inte följt med klassen sedan Ma 2 och är osäker på vilken ”nivå” de är på.</text:span></text:p>
      <text:p text:style-name="P6"/>
      <text:p text:style-name="P7">Fortfarande osäker på nivåer i träddiagrammet, eller vad nu materialet hänvisar till. Uppfattar att nivåerna är något annat än vad materialet menar.</text:p>
      <text:p text:style-name="P7"/>
      <text:p text:style-name="P8">Hittade explain för lärare sedan. Fick en bättre förklaring för vad nivåerna är då.</text:p>
      <text:p text:style-name="P8"/>
      <text:p text:style-name="P8">Vadå ”Johans föreläsning” ? Vilken är det? Fanns kanske något om det innan, men hade viljat ha tydligare info där.</text:p>
      <text:p text:style-name="P8"/>
      <text:p text:style-name="P9">Ser nu inte ut som att det går att använda powerpointen ändå pga den innehåller material för lärare. <text:span text:style-name="T5">Otydligt vad som är för läraren och inte. </text:span></text:p>
      <text:p text:style-name="P1"/>
      <text:p text:style-name="P1">4. Övriga kommentarer?</text:p>
      <text:p text:style-name="P1"/>
      <text:p text:style-name="P10">Det kändes som att materialet inte är uppenbart färdigt ur användarvänlighetsaspekten. Tittar gärna på första sidorna för att se vilken info hen hoppade över.</text:p>
      <text:p text:style-name="P10"/>
      <text:p text:style-name="P11"><text:soft-page-break/>5. Fler tester senare?</text:p>
      <text:p text:style-name="P11"/>
      <text:p text:style-name="P12"># Fråga som vi kom på efterå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4-24T15:07:26.529748529</dc:date>
    <meta:editing-duration>PT46M15S</meta:editing-duration>
    <meta:editing-cycles>15</meta:editing-cycles>
    <meta:generator>LibreOffice/6.0.2.1$Linux_x86 LibreOffice_project/00m0$Build-1</meta:generator>
    <meta:document-statistic meta:table-count="0" meta:image-count="0" meta:object-count="0" meta:page-count="3" meta:paragraph-count="36" meta:word-count="844" meta:character-count="5007" meta:non-whitespace-character-count="4196"/>
  </office:meta>
</office:document-meta>
</file>